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0.3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0.3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0.3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0.3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0.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0.3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0.3"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0.3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0.3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0.3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0.3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0.3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0.3"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0.3"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0.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0.3"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0.3"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0.3"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0.3"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0.3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+0.3"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+0.3"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+0.3"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+0.3"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+0.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+0.3"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+0.3"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+0.3"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+0.3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+0.3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+0.3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+0.3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+0.3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+0.3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+0.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+0.3"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+0.3"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+0.3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+0.3"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+0.3"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+0.3"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+0.3"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+0.3"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+0.3"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+0.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+0.3"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+0.3"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+0.3"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+0.3"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+0.3"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+0.3"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+0.3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+0.3"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+0.3"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+0.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+0.3"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+0.3"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+0.3"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+0.3"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B65]+0.3"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B66]+0.3"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B67]+0.3"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B68]+0.3"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B69]+0.3"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B70]+0.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B71]+0.3"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B72]+0.3"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B73]+0.3"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B74]+0.3"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B75]+0.3"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B76]+0.3"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B77]+0.3"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B78]+0.3"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B79]+0.3"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B80]+0.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B81]+0.3"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B82]+0.3"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B83]+0.3"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B84]+0.3"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B85]+0.3"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B86]+0.3"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B87]+0.3"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B88]+0.3"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B89]+0.3" office:value-type="float" office:value="26.7" calcext:value-type="float">
            <text:p>2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formula="of:=[.C91]+0.3" office:value-type="float" office:value="0.6" calcext:value-type="float">
            <text:p>0.6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table:formula="of:=[.C92]+0.3" office:value-type="float" office:value="0.9" calcext:value-type="float">
            <text:p>0.9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table:formula="of:=[.C93]+0.3" office:value-type="float" office:value="1.2" calcext:value-type="float">
            <text:p>1.2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table:formula="of:=[.C94]+0.3" office:value-type="float" office:value="1.5" calcext:value-type="float">
            <text:p>1.5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table:formula="of:=[.C95]+0.3" office:value-type="float" office:value="1.8" calcext:value-type="float">
            <text:p>1.8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formula="of:=[.C96]+0.3" office:value-type="float" office:value="2.1" calcext:value-type="float">
            <text:p>2.1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table:formula="of:=[.C97]+0.3" office:value-type="float" office:value="2.4" calcext:value-type="float">
            <text:p>2.4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formula="of:=[.C98]+0.3" office:value-type="float" office:value="2.7" calcext:value-type="float">
            <text:p>2.7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formula="of:=[.C99]+0.3" office:value-type="float" office:value="3" calcext:value-type="float">
            <text:p>3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formula="of:=[.C100]+0.3" office:value-type="float" office:value="3.3" calcext:value-type="float">
            <text:p>3.3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table:formula="of:=[.C101]+0.3" office:value-type="float" office:value="3.6" calcext:value-type="float">
            <text:p>3.6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table:formula="of:=[.C102]+0.3" office:value-type="float" office:value="3.9" calcext:value-type="float">
            <text:p>3.9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table:formula="of:=[.C103]+0.3" office:value-type="float" office:value="4.2" calcext:value-type="float">
            <text:p>4.2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table:formula="of:=[.C104]+0.3" office:value-type="float" office:value="4.5" calcext:value-type="float">
            <text:p>4.5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table:formula="of:=[.C105]+0.3" office:value-type="float" office:value="4.8" calcext:value-type="float">
            <text:p>4.8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table:formula="of:=[.C106]+0.3" office:value-type="float" office:value="5.1" calcext:value-type="float">
            <text:p>5.1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formula="of:=[.C107]+0.3" office:value-type="float" office:value="5.4" calcext:value-type="float">
            <text:p>5.4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formula="of:=[.C108]+0.3" office:value-type="float" office:value="5.7" calcext:value-type="float">
            <text:p>5.7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table:formula="of:=[.C109]+0.3" office:value-type="float" office:value="6" calcext:value-type="float">
            <text:p>6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table:formula="of:=[.C110]+0.3" office:value-type="float" office:value="6.3" calcext:value-type="float">
            <text:p>6.3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formula="of:=[.C111]+0.3" office:value-type="float" office:value="6.6" calcext:value-type="float">
            <text:p>6.6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table:formula="of:=[.C112]+0.3" office:value-type="float" office:value="6.9" calcext:value-type="float">
            <text:p>6.9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table:formula="of:=[.C113]+0.3" office:value-type="float" office:value="7.2" calcext:value-type="float">
            <text:p>7.2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formula="of:=[.C114]+0.3" office:value-type="float" office:value="7.5" calcext:value-type="float">
            <text:p>7.5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table:formula="of:=[.C115]+0.3" office:value-type="float" office:value="7.8" calcext:value-type="float">
            <text:p>7.8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table:formula="of:=[.C116]+0.3" office:value-type="float" office:value="8.1" calcext:value-type="float">
            <text:p>8.1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table:formula="of:=[.C117]+0.3" office:value-type="float" office:value="8.4" calcext:value-type="float">
            <text:p>8.4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table:formula="of:=[.C118]+0.3" office:value-type="float" office:value="8.7" calcext:value-type="float">
            <text:p>8.7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table:formula="of:=[.C119]+0.3" office:value-type="float" office:value="9" calcext:value-type="float">
            <text:p>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C120]+0.3" office:value-type="float" office:value="9.3" calcext:value-type="float">
            <text:p>9.3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table:formula="of:=[.C121]+0.3" office:value-type="float" office:value="9.6" calcext:value-type="float">
            <text:p>9.6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table:formula="of:=[.C122]+0.3" office:value-type="float" office:value="9.9" calcext:value-type="float">
            <text:p>9.9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table:formula="of:=[.C123]+0.3" office:value-type="float" office:value="10.2" calcext:value-type="float">
            <text:p>10.2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table:formula="of:=[.C124]+0.3" office:value-type="float" office:value="10.5" calcext:value-type="float">
            <text:p>10.5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table:formula="of:=[.C125]+0.3" office:value-type="float" office:value="10.8" calcext:value-type="float">
            <text:p>10.8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table:formula="of:=[.C126]+0.3" office:value-type="float" office:value="11.1" calcext:value-type="float">
            <text:p>11.1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table:formula="of:=[.C127]+0.3" office:value-type="float" office:value="11.4" calcext:value-type="float">
            <text:p>11.4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formula="of:=[.C128]+0.3" office:value-type="float" office:value="11.7" calcext:value-type="float">
            <text:p>1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4:45:30.855043006</meta:creation-date>
    <dc:date>2016-11-10T15:35:18.575108929</dc:date>
    <meta:editing-duration>PT4M17S</meta:editing-duration>
    <meta:editing-cycles>1</meta:editing-cycles>
    <meta:document-statistic meta:table-count="1" meta:cell-count="387" meta:object-count="0"/>
    <meta:generator>LibreOffice/4.2.8.2$Linux_X86_64 LibreOffice_project/420m0$Build-2</meta:generator>
  </office:meta>
</office:document-meta>
</file>